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 style:font-family-generic="roman"/>
    <style:font-face style:name="Times New Roman4" svg:font-family="'Times New Roman'" style:font-adornments="Normal" style:font-family-generic="roman"/>
    <style:font-face style:name="MathJax_Script" svg:font-family="MathJax_Script" style:font-pitch="variable"/>
    <style:font-face style:name="MathJax_Script1" svg:font-family="MathJax_Script" style:font-adornments="Norma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807cm" style:rel-column-width="30376*"/>
    </style:style>
    <style:style style:name="Tableau1.B" style:family="table-column">
      <style:table-column-properties style:column-width="10.194cm" style:rel-column-width="35159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rsid="0061e3c5"/>
    </style:style>
    <style:style style:name="P2" style:family="paragraph" style:parent-style-name="Standard">
      <style:text-properties officeooo:rsid="0061e3c5" officeooo:paragraph-rsid="0077cda7"/>
    </style:style>
    <style:style style:name="P3" style:family="paragraph" style:parent-style-name="Standard">
      <style:paragraph-properties fo:text-align="center" style:justify-single-word="false"/>
      <style:text-properties officeooo:rsid="0061e3c5" officeooo:paragraph-rsid="0077cda7"/>
    </style:style>
    <style:style style:name="P4" style:family="paragraph" style:parent-style-name="Standard">
      <style:text-properties fo:font-weight="bold" officeooo:rsid="00d11579" officeooo:paragraph-rsid="00d11579" style:font-weight-asian="bold" style:font-weight-complex="bold"/>
    </style:style>
    <style:style style:name="P5" style:family="paragraph" style:parent-style-name="Standard">
      <style:text-properties fo:font-weight="bold" officeooo:rsid="00f44082" officeooo:paragraph-rsid="00f44082" style:font-weight-asian="bold" style:font-weight-complex="bold"/>
    </style:style>
    <style:style style:name="P6" style:family="paragraph" style:parent-style-name="Standard">
      <style:text-properties officeooo:rsid="00a6fbd6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ee6ab5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f4a4b8"/>
    </style:style>
    <style:style style:name="P9" style:family="paragraph" style:parent-style-name="Standard">
      <style:paragraph-properties fo:line-height="150%"/>
      <style:text-properties officeooo:paragraph-rsid="00e68d9e"/>
    </style:style>
    <style:style style:name="P10" style:family="paragraph" style:parent-style-name="Standard">
      <style:text-properties officeooo:rsid="00d11579" officeooo:paragraph-rsid="00d11579"/>
    </style:style>
    <style:style style:name="P11" style:family="paragraph" style:parent-style-name="Standard">
      <style:text-properties officeooo:paragraph-rsid="00de44fc"/>
    </style:style>
    <style:style style:name="P12" style:family="paragraph" style:parent-style-name="Standard">
      <style:text-properties officeooo:paragraph-rsid="00d11579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ec40cb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f027a6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f4a4b8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ee6ab5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f4a4b8"/>
    </style:style>
    <style:style style:name="P19" style:family="paragraph" style:parent-style-name="Standard">
      <style:paragraph-properties fo:line-height="100%" fo:text-align="center" style:justify-single-word="false"/>
      <style:text-properties officeooo:paragraph-rsid="00f869a2"/>
    </style:style>
    <style:style style:name="P20" style:family="paragraph" style:parent-style-name="Standard">
      <style:paragraph-properties fo:line-height="100%" fo:text-align="start" style:justify-single-word="false"/>
      <style:text-properties officeooo:rsid="00ead8e0" officeooo:paragraph-rsid="00ead8e0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ead8e0" officeooo:paragraph-rsid="00ead8e0"/>
    </style:style>
    <style:style style:name="P22" style:family="paragraph" style:parent-style-name="Standard">
      <style:paragraph-properties fo:line-height="100%" fo:text-align="start" style:justify-single-word="false"/>
      <style:text-properties officeooo:rsid="00edf3e2" officeooo:paragraph-rsid="00edf3e2"/>
    </style:style>
    <style:style style:name="P23" style:family="paragraph" style:parent-style-name="Standard">
      <style:paragraph-properties fo:line-height="150%" fo:text-align="start" style:justify-single-word="false"/>
      <style:text-properties officeooo:rsid="00eebc1c" officeooo:paragraph-rsid="00eebc1c"/>
    </style:style>
    <style:style style:name="P24" style:family="paragraph" style:parent-style-name="Standard">
      <style:paragraph-properties fo:line-height="150%" fo:text-align="start" style:justify-single-word="false"/>
      <style:text-properties officeooo:rsid="00eebc1c" officeooo:paragraph-rsid="00f4a4b8"/>
    </style:style>
    <style:style style:name="P25" style:family="paragraph" style:parent-style-name="Standard">
      <style:paragraph-properties fo:line-height="150%" fo:text-align="start" style:justify-single-word="false"/>
      <style:text-properties officeooo:rsid="00f027a6" officeooo:paragraph-rsid="00f027a6"/>
    </style:style>
    <style:style style:name="P26" style:family="paragraph" style:parent-style-name="Standard">
      <style:paragraph-properties fo:line-height="150%" fo:text-align="start" style:justify-single-word="false"/>
      <style:text-properties officeooo:rsid="00f027a6" officeooo:paragraph-rsid="00f4a4b8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officeooo:paragraph-rsid="00f027a6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officeooo:paragraph-rsid="00f4a4b8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officeooo:rsid="00eebc1c" officeooo:paragraph-rsid="00f027a6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officeooo:rsid="00eebc1c" officeooo:paragraph-rsid="00f4a4b8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officeooo:rsid="00f027a6" officeooo:paragraph-rsid="00f027a6"/>
    </style:style>
    <style:style style:name="P32" style:family="paragraph" style:parent-style-name="Standard">
      <style:text-properties officeooo:rsid="00f0c956" officeooo:paragraph-rsid="00f0c956"/>
    </style:style>
    <style:style style:name="P33" style:family="paragraph" style:parent-style-name="Standard">
      <style:text-properties officeooo:rsid="00f44082" officeooo:paragraph-rsid="00f44082"/>
    </style:style>
    <style:style style:name="P34" style:family="paragraph" style:parent-style-name="tfCours">
      <style:text-properties officeooo:paragraph-rsid="00d0bd13"/>
    </style:style>
    <style:style style:name="P35" style:family="paragraph" style:parent-style-name="Table_20_Contents">
      <style:paragraph-properties fo:line-height="150%"/>
      <style:text-properties officeooo:rsid="00de44fc" officeooo:paragraph-rsid="00de44fc"/>
    </style:style>
    <style:style style:name="P36" style:family="paragraph" style:parent-style-name="Table_20_Contents">
      <style:paragraph-properties fo:line-height="150%"/>
      <style:text-properties officeooo:rsid="00e0ad4e" officeooo:paragraph-rsid="00e0ad4e"/>
    </style:style>
    <style:style style:name="P37" style:family="paragraph" style:parent-style-name="Table_20_Contents">
      <style:paragraph-properties fo:line-height="150%"/>
      <style:text-properties officeooo:rsid="00e15482" officeooo:paragraph-rsid="00e15482"/>
    </style:style>
    <style:style style:name="P38" style:family="paragraph" style:parent-style-name="Table_20_Contents">
      <style:paragraph-properties fo:line-height="100%"/>
      <style:text-properties style:use-window-font-color="true" officeooo:rsid="00e15482" officeooo:paragraph-rsid="00e15482"/>
    </style:style>
    <style:style style:name="P39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40" style:family="paragraph" style:parent-style-name="Standard" style:list-style-name="tfPuce">
      <style:text-properties officeooo:paragraph-rsid="00fcba56"/>
    </style:style>
    <style:style style:name="P41" style:family="paragraph" style:parent-style-name="Standard" style:list-style-name="tfPuce">
      <style:paragraph-properties fo:line-height="150%"/>
      <style:text-properties officeooo:paragraph-rsid="00e68d9e"/>
    </style:style>
    <style:style style:name="P42" style:family="paragraph" style:parent-style-name="Standard" style:list-style-name="tfPuce">
      <style:paragraph-properties fo:line-height="150%"/>
      <style:text-properties officeooo:paragraph-rsid="00e29b1c"/>
    </style:style>
    <style:style style:name="P43" style:family="paragraph" style:parent-style-name="Standard" style:list-style-name="tfPuce">
      <style:paragraph-properties fo:line-height="150%"/>
      <style:text-properties officeooo:paragraph-rsid="00e921f5"/>
    </style:style>
    <style:style style:name="P44" style:family="paragraph" style:parent-style-name="Standard" style:list-style-name="tfPuce">
      <style:paragraph-properties fo:line-height="150%" fo:text-align="start" style:justify-single-word="false"/>
      <style:text-properties officeooo:paragraph-rsid="00e39404"/>
    </style:style>
    <style:style style:name="P45" style:family="paragraph" style:parent-style-name="Standard" style:list-style-name="tfPuce">
      <style:paragraph-properties fo:line-height="100%" fo:text-align="start" style:justify-single-word="false"/>
      <style:text-properties officeooo:paragraph-rsid="00e68d9e"/>
    </style:style>
    <style:style style:name="P46" style:family="paragraph" style:parent-style-name="Standard" style:list-style-name="tfPuce">
      <style:paragraph-properties fo:line-height="100%" fo:text-align="start" style:justify-single-word="false"/>
      <style:text-properties officeooo:rsid="00e68d9e" officeooo:paragraph-rsid="00e68d9e"/>
    </style:style>
    <style:style style:name="P47" style:family="paragraph" style:parent-style-name="Standard" style:list-style-name="tfPuce">
      <style:text-properties officeooo:rsid="00f44082" officeooo:paragraph-rsid="00f44082"/>
    </style:style>
    <style:style style:name="P48" style:family="paragraph" style:parent-style-name="Standard">
      <style:paragraph-properties fo:line-height="150%" fo:text-align="start" style:justify-single-word="false"/>
      <style:text-properties officeooo:rsid="00f027a6" officeooo:paragraph-rsid="00f4a4b8"/>
    </style:style>
    <style:style style:name="P49" style:family="paragraph" style:parent-style-name="tfCours" style:list-style-name="tfPuce"/>
    <style:style style:name="P50" style:family="paragraph" style:parent-style-name="tfCours" style:list-style-name="tfPuce">
      <style:text-properties officeooo:rsid="00f4a4b8" officeooo:paragraph-rsid="00f4a4b8"/>
    </style:style>
    <style:style style:name="P51" style:family="paragraph" style:parent-style-name="tfCours" style:list-style-name="tfPuce">
      <style:text-properties officeooo:rsid="00ec40cb" officeooo:paragraph-rsid="00fa65f4"/>
    </style:style>
    <style:style style:name="P52" style:family="paragraph" style:parent-style-name="tfCours" style:list-style-name="tfPuce">
      <style:paragraph-properties fo:break-before="page"/>
      <style:text-properties officeooo:rsid="00ec40cb" officeooo:paragraph-rsid="00fa65f4"/>
    </style:style>
    <style:style style:name="P53" style:family="paragraph" style:parent-style-name="tfTitre_20_1_29_">
      <style:text-properties fo:font-variant="normal" fo:text-transform="none" style:font-name="Arial" fo:font-size="19pt" fo:font-style="normal" fo:font-weight="bold" officeooo:rsid="00d0bd13" officeooo:paragraph-rsid="00d0bd13" style:font-size-asian="13pt" style:font-weight-asian="bold" style:font-size-complex="13pt" style:font-weight-complex="bold"/>
    </style:style>
    <style:style style:name="P54" style:family="paragraph" style:parent-style-name="tfTitre_20_1_29_">
      <style:paragraph-properties fo:break-before="page"/>
    </style:style>
    <style:style style:name="P55" style:family="paragraph" style:parent-style-name="tfTitre_20_1_29_">
      <style:paragraph-properties fo:break-before="page"/>
      <style:text-properties fo:font-variant="normal" fo:text-transform="none" style:font-name="Arial" fo:font-size="19pt" fo:font-style="normal" fo:font-weight="bold" officeooo:rsid="00d0bd13" officeooo:paragraph-rsid="00d0bd13" style:font-size-asian="13pt" style:font-weight-asian="bold" style:font-size-complex="13pt" style:font-weight-complex="bold"/>
    </style:style>
    <style:style style:name="P56" style:family="paragraph" style:parent-style-name="tfTitre_20_1_29_">
      <style:paragraph-properties fo:break-before="page"/>
      <style:text-properties fo:font-variant="normal" fo:text-transform="none" style:font-name="Arial" fo:font-size="19pt" fo:font-style="normal" fo:font-weight="bold" officeooo:rsid="00f869fb" officeooo:paragraph-rsid="00f73d52" style:font-size-asian="13pt" style:font-weight-asian="bold" style:font-size-complex="13pt" style:font-weight-complex="bold"/>
    </style:style>
    <style:style style:name="P57" style:family="paragraph" style:parent-style-name="tfTitre_20_I_29_">
      <style:paragraph-properties fo:break-before="page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MathJax_Script1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text-align="center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style:text-outline="false" style:text-line-through-style="none" style:text-line-through-type="none" style:font-name="Times New Roman1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d0bd13" fo:background-color="transparent" loext:char-shading-value="0"/>
    </style:style>
    <style:style style:name="T2" style:family="text">
      <style:text-properties fo:font-size="18pt" officeooo:rsid="00dbb7c8" fo:background-color="transparent" loext:char-shading-value="0"/>
    </style:style>
    <style:style style:name="T3" style:family="text">
      <style:text-properties fo:font-size="18pt" officeooo:rsid="00f4a4b8" fo:background-color="transparent" loext:char-shading-value="0"/>
    </style:style>
    <style:style style:name="T4" style:family="text">
      <style:text-properties fo:font-size="18pt" officeooo:rsid="00dbb7c8"/>
    </style:style>
    <style:style style:name="T5" style:family="text">
      <style:text-properties fo:font-size="18pt" officeooo:rsid="00e29b1c"/>
    </style:style>
    <style:style style:name="T6" style:family="text">
      <style:text-properties fo:font-size="18pt" fo:font-style="italic" officeooo:rsid="00e29b1c" style:font-style-asian="italic" style:font-style-complex="italic"/>
    </style:style>
    <style:style style:name="T7" style:family="text">
      <style:text-properties fo:font-size="18pt" officeooo:rsid="00e39404"/>
    </style:style>
    <style:style style:name="T8" style:family="text">
      <style:text-properties fo:font-size="18pt" fo:font-weight="bold" officeooo:rsid="00e68d9e" style:font-weight-asian="bold" style:font-weight-complex="bold"/>
    </style:style>
    <style:style style:name="T9" style:family="text">
      <style:text-properties fo:font-size="18pt" fo:font-weight="bold" officeooo:rsid="00f027a6" style:font-weight-asian="bold" style:font-weight-complex="bold"/>
    </style:style>
    <style:style style:name="T10" style:family="text">
      <style:text-properties fo:font-size="18pt" fo:font-weight="bold" officeooo:rsid="00f869a2" style:font-weight-asian="bold" style:font-weight-complex="bold"/>
    </style:style>
    <style:style style:name="T11" style:family="text">
      <style:text-properties fo:font-size="18pt" officeooo:rsid="00e780bc"/>
    </style:style>
    <style:style style:name="T12" style:family="text">
      <style:text-properties fo:font-size="18pt" officeooo:rsid="00e921f5"/>
    </style:style>
    <style:style style:name="T13" style:family="text">
      <style:text-properties fo:font-size="18pt" officeooo:rsid="00ec40cb"/>
    </style:style>
    <style:style style:name="T14" style:family="text">
      <style:text-properties fo:font-size="18pt" officeooo:rsid="00eebc1c"/>
    </style:style>
    <style:style style:name="T15" style:family="text">
      <style:text-properties fo:font-size="18pt" officeooo:rsid="00f027a6" style:font-name-asian="OpenSymbol" style:font-name-complex="OpenSymbol"/>
    </style:style>
    <style:style style:name="T16" style:family="text">
      <style:text-properties fo:font-size="18pt" officeooo:rsid="00f869a2" style:font-name-asian="OpenSymbol" style:font-name-complex="OpenSymbol"/>
    </style:style>
    <style:style style:name="T17" style:family="text">
      <style:text-properties fo:font-size="18pt" officeooo:rsid="00f0c956"/>
    </style:style>
    <style:style style:name="T18" style:family="text">
      <style:text-properties fo:font-size="18pt" officeooo:rsid="00fcba56"/>
    </style:style>
    <style:style style:name="T19" style:family="text">
      <style:text-properties fo:font-size="18pt" officeooo:rsid="00f4408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d0bd13" style:font-style-asian="italic" style:font-style-complex="italic"/>
    </style:style>
    <style:style style:name="T22" style:family="text">
      <style:text-properties fo:text-transform="uppercase" style:font-name="Arial" fo:font-size="26pt" fo:font-weight="bold" officeooo:rsid="00cb405d" style:font-size-asian="20pt" style:font-weight-asian="bold" style:font-size-complex="20pt" style:font-weight-complex="bold"/>
    </style:style>
    <style:style style:name="T23" style:family="text">
      <style:text-properties fo:text-transform="uppercase" style:font-name="Times New Roman3" fo:font-size="26pt" fo:font-weight="bold" officeooo:rsid="006855d6" style:font-name-asian="Times New Roman3" style:font-size-asian="20pt" style:font-weight-asian="bold" style:font-name-complex="Times New Roman3" style:font-size-complex="20pt" style:font-weight-complex="bold"/>
    </style:style>
    <style:style style:name="T24" style:family="text">
      <style:text-properties fo:text-transform="uppercase" style:font-name="Arial1" fo:font-size="22pt" fo:font-style="italic" fo:font-weight="bold" officeooo:rsid="00d0bd13" style:font-size-asian="20pt" style:font-weight-asian="bold" style:font-size-complex="20pt" style:font-weight-complex="bold"/>
    </style:style>
    <style:style style:name="T25" style:family="text">
      <style:text-properties fo:text-transform="uppercase" style:font-name="Arial1" fo:font-size="22pt" fo:font-style="italic" fo:font-weight="bold" officeooo:rsid="00e5852d" style:font-size-asian="20pt" style:font-weight-asian="bold" style:font-size-complex="20pt" style:font-weight-complex="bold"/>
    </style:style>
    <style:style style:name="T26" style:family="text">
      <style:text-properties officeooo:rsid="00d0bd13"/>
    </style:style>
    <style:style style:name="T27" style:family="text">
      <style:text-properties style:font-name="MathJax_Script"/>
    </style:style>
    <style:style style:name="T28" style:family="text">
      <style:text-properties style:font-name="MathJax_Script" officeooo:rsid="00d0bd13"/>
    </style:style>
    <style:style style:name="T29" style:family="text">
      <style:text-properties style:font-name="MathJax_Script" fo:font-size="22pt" officeooo:rsid="00e39404" style:font-size-asian="22pt" style:font-size-complex="22pt"/>
    </style:style>
    <style:style style:name="T30" style:family="text">
      <style:text-properties style:font-name="MathJax_Script" fo:font-size="24pt" officeooo:rsid="00e68d9e" style:font-size-asian="24pt" style:font-size-complex="24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d0bd13" style:font-style-asian="normal" style:font-style-complex="normal"/>
    </style:style>
    <style:style style:name="T33" style:family="text">
      <style:text-properties officeooo:rsid="00db7b54"/>
    </style:style>
    <style:style style:name="T34" style:family="text">
      <style:text-properties officeooo:rsid="00dbb7c8"/>
    </style:style>
    <style:style style:name="T35" style:family="text">
      <style:text-properties officeooo:rsid="00e0ad4e"/>
    </style:style>
    <style:style style:name="T36" style:family="text">
      <style:text-properties fo:color="#ff0000"/>
    </style:style>
    <style:style style:name="T37" style:family="text">
      <style:text-properties fo:color="#00a933"/>
    </style:style>
    <style:style style:name="T38" style:family="text">
      <style:text-properties fo:color="#2a6099"/>
    </style:style>
    <style:style style:name="T39" style:family="text">
      <style:text-properties officeooo:rsid="00e29b1c"/>
    </style:style>
    <style:style style:name="T40" style:family="text">
      <style:text-properties officeooo:rsid="00e39404"/>
    </style:style>
    <style:style style:name="T41" style:family="text">
      <style:text-properties style:font-name="OpenSymbol" officeooo:rsid="00232b70" style:font-name-asian="OpenSymbol" style:font-name-complex="OpenSymbol"/>
    </style:style>
    <style:style style:name="T42" style:family="text">
      <style:text-properties style:font-name="OpenSymbol" officeooo:rsid="00f869a2" style:font-name-asian="OpenSymbol" style:font-name-complex="OpenSymbol"/>
    </style:style>
    <style:style style:name="T43" style:family="text">
      <style:text-properties style:font-name="OpenSymbol" fo:font-weight="bold" officeooo:rsid="00f0c956" style:font-name-asian="OpenSymbol" style:font-weight-asian="bold" style:font-name-complex="OpenSymbol" style:font-weight-complex="bold"/>
    </style:style>
    <style:style style:name="T44" style:family="text">
      <style:text-properties officeooo:rsid="00e68d9e"/>
    </style:style>
    <style:style style:name="T45" style:family="text">
      <style:text-properties officeooo:rsid="00d11579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e68d9e" style:font-weight-asian="bold" style:font-weight-complex="bold"/>
    </style:style>
    <style:style style:name="T48" style:family="text">
      <style:text-properties fo:font-weight="bold" officeooo:rsid="00ee6ab5" style:font-weight-asian="bold" style:font-weight-complex="bold"/>
    </style:style>
    <style:style style:name="T49" style:family="text">
      <style:text-properties fo:font-weight="bold" officeooo:rsid="00eebc1c" style:font-weight-asian="bold" style:font-weight-complex="bold"/>
    </style:style>
    <style:style style:name="T50" style:family="text">
      <style:text-properties fo:font-weight="bold" officeooo:rsid="00f4a4b8" style:font-weight-asian="bold" style:font-weight-complex="bold"/>
    </style:style>
    <style:style style:name="T51" style:family="text">
      <style:text-properties fo:font-weight="bold" officeooo:rsid="00f869a2" style:font-weight-asian="bold" style:font-weight-complex="bold"/>
    </style:style>
    <style:style style:name="T52" style:family="text">
      <style:text-properties officeooo:rsid="00e780bc"/>
    </style:style>
    <style:style style:name="T53" style:family="text">
      <style:text-properties officeooo:rsid="00ead8e0"/>
    </style:style>
    <style:style style:name="T54" style:family="text">
      <style:text-properties officeooo:rsid="00ec40cb"/>
    </style:style>
    <style:style style:name="T55" style:family="text">
      <style:text-properties officeooo:rsid="00ee6ab5"/>
    </style:style>
    <style:style style:name="T56" style:family="text">
      <style:text-properties officeooo:rsid="00f027a6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weight="bold" officeooo:rsid="00f0c956" style:font-name-asian="OpenSymbol" style:font-weight-asian="bold" style:font-name-complex="OpenSymbol" style:font-weight-complex="bold"/>
    </style:style>
    <style:style style:name="T59" style:family="text">
      <style:text-properties style:font-name="Times New Roman" fo:font-weight="bold" officeooo:rsid="00f869a2" style:font-name-asian="OpenSymbol" style:font-weight-asian="bold" style:font-name-complex="OpenSymbol" style:font-weight-complex="bold"/>
    </style:style>
    <style:style style:name="T60" style:family="text">
      <style:text-properties style:font-name="Times New Roman" fo:font-size="18pt" fo:font-weight="bold" officeooo:rsid="00f869fb" style:font-name-asian="OpenSymbol" style:font-weight-asian="bold" style:font-name-complex="OpenSymbol" style:font-weight-complex="bold"/>
    </style:style>
    <style:style style:name="T61" style:family="text">
      <style:text-properties officeooo:rsid="00f0c956"/>
    </style:style>
    <style:style style:name="T62" style:family="text">
      <style:text-properties officeooo:rsid="00f44082"/>
    </style:style>
    <style:style style:name="T63" style:family="text">
      <style:text-properties officeooo:rsid="00f4a4b8"/>
    </style:style>
    <style:style style:name="T64" style:family="text">
      <style:text-properties officeooo:rsid="00f689cf"/>
    </style:style>
    <style:style style:name="T65" style:family="text">
      <style:text-properties officeooo:rsid="00f869a2"/>
    </style:style>
    <style:style style:name="T66" style:family="text">
      <style:text-properties officeooo:rsid="00fcba56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00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athJax_Script1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a6099" style:text-outline="false" style:text-line-through-style="none" style:text-line-through-type="none" style:font-name="Times New Roman1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41cm" svg:stroke-color="#ff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41cm" svg:stroke-color="#00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4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27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744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217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2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215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568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ouble_20_Dash" svg:stroke-width="0.041cm" svg:stroke-color="#80808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5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3" svg:stroke-width="0.051cm" svg:stroke-color="#0099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12" svg:stroke-width="0.051cm" svg:stroke-color="#2a6099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1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10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9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8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7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6" svg:stroke-width="0.051cm" svg:stroke-color="#2a6099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5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59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14" svg:stroke-width="0.092cm" svg:stroke-color="#ff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69cm" fo:padding-bottom="0.169cm" fo:padding-left="0.295cm" fo:padding-right="0.29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901cm" fo:min-width="0.568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svg:stroke-width="0.041cm" svg:stroke-color="#ff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1cm" svg:stroke-color="#2a6099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25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2">Cercles </text:span><text:span text:style-name="T23">−</text:span><text:span text:style-name="T22"> Médiatrices</text:span></text:p>
      <text:p text:style-name="Standard"/>
      <text:list xml:id="list4132363126" text:style-name="tfNum_20_I_29_">
        <text:list-item>
          <text:p text:style-name="tfTitre_20_I_29_"><text:span text:style-name="T24">Cercle</text:span><text:span text:style-name="T25">s</text:span></text:p>
        </text:list-item>
      </text:list>
      <text:list xml:id="list3255588066" text:style-name="tfNum_20_1_29_">
        <text:list-item text:start-value="1">
          <text:p text:style-name="P53">Définition</text:p>
        </text:list-item>
      </text:list>
      <text:p text:style-name="P34"><text:span text:style-name="T26">Le cercle </text:span><text:span text:style-name="T28">C</text:span><text:span text:style-name="T26"> de centre </text:span><text:span text:style-name="T32">O</text:span><text:span text:style-name="T26"> et de rayon </text:span><text:span text:style-name="T21">r</text:span><text:span text:style-name="T26"> est l’ensemble des points situés à </text:span><text:span text:style-name="T1">la </text:span><text:span text:style-name="T26">distance </text:span><text:span text:style-name="T21">r</text:span><text:span text:style-name="T26"> du centre </text:span><text:span text:style-name="T32">O</text:span><text:span text:style-name="T26">.</text:span></text:p>
      <text:p text:style-name="Standard"/>
      <text:p text:style-name="Standard">On note ce cercle : <text:span text:style-name="T27">C</text:span> (<text:span text:style-name="T31">O</text:span> ; <text:span text:style-name="T20">r</text:span>)</text:p>
      <text:p text:style-name="P2"/>
      <text:p text:style-name="P3"><draw:g text:anchor-type="as-char" draw:z-index="0" draw:name="Forme8" draw:style-name="gr1"><draw:path draw:style-name="gr29" draw:text-style-name="P62" svg:width="7.309cm" svg:height="7.308cm" svg:x="0.524cm" svg:y="0.671cm" svg:viewBox="0 0 7310 7309" svg:d="M7310 3655c0 2019-1636 3654-3655 3654s-3655-1635-3655-3654 1636-3655 3655-3655 3655 1636 3655 3655z"><text:p/></draw:path><draw:line draw:style-name="gr30" draw:text-style-name="P58" svg:x1="4.094cm" svg:y1="4.241cm" svg:x2="4.263cm" svg:y2="4.409cm"><text:p/></draw:line><draw:line draw:style-name="gr30" draw:text-style-name="P58" svg:x1="4.094cm" svg:y1="4.409cm" svg:x2="4.263cm" svg:y2="4.241cm"><text:p/></draw:line><draw:line draw:style-name="gr30" draw:text-style-name="P58" svg:x1="7.155cm" svg:y1="2.41cm" svg:x2="7.351cm" svg:y2="2.271cm"><text:p/></draw:line><draw:line draw:style-name="gr30" draw:text-style-name="P58" svg:x1="7.605cm" svg:y1="5.263cm" svg:x2="7.792cm" svg:y2="5.331cm"><text:p/></draw:line><draw:line draw:style-name="gr30" draw:text-style-name="P58" svg:x1="2.827cm" svg:y1="0.813cm" svg:x2="2.908cm" svg:y2="1.009cm"><text:p/></draw:line><draw:line draw:style-name="gr30" draw:text-style-name="P58" svg:x1="0.753cm" svg:y1="5.879cm" svg:x2="0.942cm" svg:y2="5.771cm"><text:p/></draw:line><draw:line draw:style-name="gr30" draw:text-style-name="P58" svg:x1="3.423cm" svg:y1="5.856cm" svg:x2="3.591cm" svg:y2="6.023cm"><text:p/></draw:line><draw:line draw:style-name="gr30" draw:text-style-name="P58" svg:x1="3.423cm" svg:y1="6.023cm" svg:x2="3.591cm" svg:y2="5.856cm"><text:p/></draw:line><draw:frame draw:style-name="gr9" draw:text-style-name="P60" svg:width="0.763cm" svg:height="0.983cm" svg:x="2.293cm" svg:y="0cm"><draw:text-box><text:p text:style-name="P65"><text:span text:style-name="T67">A</text:span></text:p></draw:text-box></draw:frame><draw:frame draw:style-name="gr6" draw:text-style-name="P60" svg:width="0.727cm" svg:height="0.983cm" svg:x="7.348cm" svg:y="1.596cm"><draw:text-box><text:p text:style-name="P65"><text:span text:style-name="T67">B</text:span></text:p></draw:text-box></draw:frame><draw:frame draw:style-name="gr6" draw:text-style-name="P60" svg:width="0.727cm" svg:height="0.983cm" svg:x="7.858cm" svg:y="4.842cm"><draw:text-box><text:p text:style-name="P65"><text:span text:style-name="T67">C</text:span></text:p></draw:text-box></draw:frame><draw:frame draw:style-name="gr9" draw:text-style-name="P60" svg:width="0.763cm" svg:height="0.983cm" svg:x="4.302cm" svg:y="3.597cm"><draw:text-box><text:p text:style-name="P65"><text:span text:style-name="T67">O</text:span></text:p></draw:text-box></draw:frame><draw:frame draw:style-name="gr9" draw:text-style-name="P60" svg:width="0.763cm" svg:height="0.983cm" svg:x="0cm" svg:y="5.546cm"><draw:text-box><text:p text:style-name="P65"><text:span text:style-name="T67">D</text:span></text:p></draw:text-box></draw:frame><draw:line draw:style-name="gr31" draw:text-style-name="P58" svg:x1="2.877cm" svg:y1="0.915cm" svg:x2="4.18cm" svg:y2="4.345cm"><text:p/></draw:line><draw:frame draw:style-name="gr32" draw:text-style-name="P66" svg:width="0.551cm" svg:height="0.983cm" svg:x="3.507cm" svg:y="1.833cm"><draw:text-box><text:p text:style-name="P65"><text:span text:style-name="T70">r</text:span></text:p></draw:text-box></draw:frame><draw:frame draw:style-name="gr33" draw:text-style-name="P60" svg:width="0.701cm" svg:height="0.983cm" svg:x="3.549cm" svg:y="5.606cm"><draw:text-box><text:p text:style-name="P65"><text:span text:style-name="T67">E</text:span></text:p></draw:text-box></draw:frame><draw:frame draw:style-name="gr27" draw:text-style-name="P63" svg:width="0.869cm" svg:height="1.153cm" svg:x="5.327cm" svg:y="7.789cm"><draw:text-box><text:p text:style-name="P65"><text:span text:style-name="T69">C</text:span></text:p></draw:text-box></draw:frame></draw:g></text:p>
      <text:p text:style-name="P1"/>
      <text:p text:style-name="P4">Remarque :</text:p>
      <text:p text:style-name="P12"><text:span text:style-name="T45">Les points A, B, C et D appartiennent au cercle </text:span><text:span text:style-name="T30">C</text:span><text:span text:style-name="T45">.</text:span></text:p>
      <text:p text:style-name="P10">En revanche les points O et E ne lui appartiennent pas !</text:p>
      <text:p text:style-name="P1"/>
      <text:p text:style-name="P6"/>
      <text:list xml:id="list113558634789691" text:continue-numbering="true" text:style-name="tfNum_20_1_29_">
        <text:list-item>
          <text:p text:style-name="P55">Vocabulaire</text:p>
        </text:list-item>
      </text:list>
      <text:p text:style-name="tfCours">Dans un cercle :</text:p>
      <text:list xml:id="list878780472" text:style-name="tfPuce">
        <text:list-item>
          <text:p text:style-name="P49">Une « corde » est un segment dont les extrémités <text:span text:style-name="T2">appartiennent au</text:span> cercle.</text:p>
        </text:list-item>
        <text:list-item>
          <text:p text:style-name="P49">Un « arc <text:span text:style-name="T34">de cercle » </text:span>est la portion de cercle comprise entre deux points <text:span text:style-name="T34">du cercle</text:span>.</text:p>
        </text:list-item>
        <text:list-item>
          <text:p text:style-name="P49"><text:span text:style-name="T33">Un « diamètre » est un</text:span><text:span text:style-name="T4">e corde</text:span><text:span text:style-name="T33"> passant par le centre du cercle. </text:span><text:span text:style-name="T34">Ses extrémités </text:span><text:span text:style-name="T4">s</text:span><text:span text:style-name="T34">ont dites « diamétralement opposées ».</text:span></text:p>
        </text:list-item>
      </text:list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93916736727072">
          <table:table-cell table:style-name="Tableau1.A1" office:value-type="string">
            <text:p text:style-name="P11"><draw:g text:anchor-type="as-char" draw:z-index="2" draw:name="Forme2" draw:style-name="gr1"><draw:path draw:style-name="gr14" draw:text-style-name="P62" svg:width="7.353cm" svg:height="7.352cm" svg:x="0.288cm" svg:y="0cm" svg:viewBox="0 0 7354 7353" svg:d="M7354 3676c0 2033-1645 3677-3677 3677s-3677-1644-3677-3677c0-2030 1645-3676 3677-3676s3677 1646 3677 3676z"><text:p/></draw:path><draw:line draw:style-name="gr15" draw:text-style-name="P58" svg:x1="7.14cm" svg:y1="1.824cm" svg:x2="6.91cm" svg:y2="5.877cm"><text:p/></draw:line><draw:line draw:style-name="gr16" draw:text-style-name="P58" svg:x1="0.788cm" svg:y1="5.528cm" svg:x2="3.965cm" svg:y2="3.676cm"><text:p/></draw:line><draw:line draw:style-name="gr17" draw:text-style-name="P58" svg:x1="2.288cm" svg:y1="4.537cm" svg:x2="2.391cm" svg:y2="4.712cm"><text:p/></draw:line><draw:line draw:style-name="gr18" draw:text-style-name="P58" svg:x1="2.361cm" svg:y1="4.493cm" svg:x2="2.465cm" svg:y2="4.67cm"><text:p/></draw:line><draw:line draw:style-name="gr19" draw:text-style-name="P58" svg:x1="3.965cm" svg:y1="3.676cm" svg:x2="6.911cm" svg:y2="5.878cm"><text:p/></draw:line><draw:line draw:style-name="gr20" draw:text-style-name="P58" svg:x1="5.464cm" svg:y1="4.67cm" svg:x2="5.343cm" svg:y2="4.834cm"><text:p/></draw:line><draw:line draw:style-name="gr21" draw:text-style-name="P58" svg:x1="5.533cm" svg:y1="4.721cm" svg:x2="5.411cm" svg:y2="4.884cm"><text:p/></draw:line><draw:line draw:style-name="gr22" draw:text-style-name="P58" svg:x1="3.965cm" svg:y1="3.675cm" svg:x2="7.142cm" svg:y2="1.824cm"><text:p/></draw:line><draw:line draw:style-name="gr23" draw:text-style-name="P58" svg:x1="5.466cm" svg:y1="2.683cm" svg:x2="5.568cm" svg:y2="2.86cm"><text:p/></draw:line><draw:line draw:style-name="gr24" draw:text-style-name="P58" svg:x1="5.539cm" svg:y1="2.641cm" svg:x2="5.641cm" svg:y2="2.816cm"><text:p/></draw:line><draw:frame draw:style-name="gr9" draw:text-style-name="P60" svg:width="0.763cm" svg:height="0.983cm" svg:x="0cm" svg:y="5.274cm"><draw:text-box><text:p text:style-name="P59"><text:span text:style-name="T67">A</text:span></text:p></draw:text-box></draw:frame><draw:frame draw:style-name="gr25" draw:text-style-name="P60" svg:width="0.759cm" svg:height="0.983cm" svg:x="7.361cm" svg:y="0.965cm"><draw:text-box><text:p text:style-name="P59"><text:span text:style-name="T67">B</text:span></text:p></draw:text-box></draw:frame><draw:frame draw:style-name="gr9" draw:text-style-name="P60" svg:width="0.763cm" svg:height="0.983cm" svg:x="3.404cm" svg:y="2.653cm"><draw:text-box><text:p text:style-name="P59"><text:span text:style-name="T67">O</text:span></text:p></draw:text-box></draw:frame><draw:frame draw:style-name="gr25" draw:text-style-name="P60" svg:width="0.759cm" svg:height="0.983cm" svg:x="7.033cm" svg:y="5.84cm"><draw:text-box><text:p text:style-name="P59"><text:span text:style-name="T67">C</text:span></text:p></draw:text-box></draw:frame><draw:path draw:style-name="gr26" draw:text-style-name="P58" svg:width="0.73cm" svg:height="4.052cm" svg:x="6.91cm" svg:y="1.824cm" svg:viewBox="0 0 731 4053" svg:d="M0 4053c883-1181 975-2777 230-4053"><text:p/></draw:path><draw:frame draw:style-name="gr27" draw:text-style-name="P63" svg:width="0.869cm" svg:height="1.153cm" svg:x="0.238cm" svg:y="0.587cm"><draw:text-box><text:p text:style-name="P59"><text:span text:style-name="T69">C</text:span></text:p></draw:text-box></draw:frame></draw:g></text:p>
          </table:table-cell>
          <table:table-cell table:style-name="Tableau1.A1" office:value-type="string">
            <text:p text:style-name="P35">[OA], [OB] et [OC] sont des</text:p>
            <text:p text:style-name="P37"><text:span text:style-name="T38">[AB]</text:span> est un</text:p>
            <text:p text:style-name="P35"><draw:ellipse text:anchor-type="paragraph" draw:z-index="1" draw:name="Forme3_0" draw:style-name="gr28" draw:text-style-name="P64" svg:width="0.87cm" svg:height="0.53cm" svg:x="0.03cm" svg:y="-0.199cm" draw:kind="arc" draw:start-angle="24.39" draw:end-angle="155.22"><text:p/></draw:ellipse><text:span text:style-name="T36">BC</text:span> <text:span text:style-name="T35">est un</text:span></text:p>
            <text:p text:style-name="P36"><text:span text:style-name="T37">[BC]</text:span> est un</text:p>
            <text:p text:style-name="P38">A et B sont des points</text:p>
          </table:table-cell>
        </table:table-row>
      </table:table>
      <text:p text:style-name="Standard"/>
      <text:p text:style-name="Standard"/>
      <text:p text:style-name="P9"><text:span text:style-name="T8">Remarques</text:span><text:span text:style-name="T47"> :</text:span></text:p>
      <text:list xml:id="list113558195996576" text:continue-numbering="true" text:style-name="tfPuce">
        <text:list-item>
          <text:p text:style-name="P41"><text:span text:style-name="T44">Ne pas confondre milieu et centre !<text:line-break/>O est le milieu d</text:span><text:span text:style-name="T11">u</text:span><text:span text:style-name="T44"><text:line-break/>O est le centre d</text:span><text:span text:style-name="T11">u</text:span></text:p>
        </text:list-item>
        <text:list-item>
          <text:p text:style-name="P45"><text:span text:style-name="T44">Selon le contexte, </text:span><text:span text:style-name="T11">un</text:span><text:span text:style-name="T44"> rayon ou </text:span><text:span text:style-name="T11">un</text:span><text:span text:style-name="T44"> diamètre </text:span><text:span text:style-name="T52">peuvent </text:span><text:span text:style-name="T44">désigne</text:span><text:span text:style-name="T52">r</text:span><text:span text:style-name="T44"> un segment ou une longueur !</text:span></text:p>
        </text:list-item>
        <text:list-item>
          <text:p text:style-name="P46">La surface délimité<text:span text:style-name="T52">e</text:span> par un cercle s’appelle un disque.</text:p>
        </text:list-item>
      </text:list>
      <text:p text:style-name="P13"/>
      <text:list xml:id="list113558372257921" text:continue-list="list113558634789691" text:style-name="tfNum_20_1_29_">
        <text:list-item>
          <text:p text:style-name="P56">Exemples de justifications dans les exercices</text:p>
        </text:list-item>
      </text:list>
      <text:list xml:id="list113558785372776" text:continue-list="list113558195996576" text:style-name="tfPuce">
        <text:list-item>
          <text:p text:style-name="P42"><text:span text:style-name="T39">Si [AB] est un diamètre d’un cercle </text:span><text:span text:style-name="T40">de centre O</text:span><text:span text:style-name="T39">, <text:line-break/>alors O est le <text:s text:c="25"/>d</text:span><text:span text:style-name="T12">u segment</text:span><text:span text:style-name="T39"> [AB].<text:line-break/>donc AB = </text:span></text:p>
        </text:list-item>
        <text:list-item>
          <text:p text:style-name="P43"><text:span text:style-name="T39">Si </text:span><text:span text:style-name="T7">AB</text:span><text:span text:style-name="T39"> = </text:span><text:span text:style-name="T7">A</text:span><text:span text:style-name="T5">C, alors <text:s text:c="8"/></text:span><text:span text:style-name="T12">et</text:span><text:span text:style-name="T5"> <text:s text:c="8"/>appartiennent à un même cercle de centr</text:span><text:span text:style-name="T12">e</text:span><text:span text:style-name="T5"> <text:s text:c="8"/>et de rayon</text:span></text:p>
        </text:list-item>
        <text:list-item>
          <text:p text:style-name="P42"><text:span text:style-name="T5">Si </text:span><text:span text:style-name="T7">M</text:span><text:span text:style-name="T5"> et </text:span><text:span text:style-name="T7">N</text:span><text:span text:style-name="T5"> appartiennent à un cercle de centre </text:span><text:span text:style-name="T12">K</text:span><text:span text:style-name="T5"> et de rayon </text:span><text:span text:style-name="T6">r</text:span><text:span text:style-name="T5">,<text:line-break/>alors </text:span><text:span text:style-name="T12">K</text:span><text:span text:style-name="T7">M</text:span><text:span text:style-name="T5"> =</text:span></text:p>
        </text:list-item>
        <text:list-item>
          <text:p text:style-name="P44"><text:span text:style-name="T40">Si OM = r, alors M </text:span><text:span text:style-name="T41">∈</text:span> <text:span text:style-name="T29">C</text:span><text:span text:style-name="T40"> ( <text:s text:c="5"/>; <text:s text:c="5"/>)</text:span></text:p>
        </text:list-item>
      </text:list>
      <text:list xml:id="list113558607303533" text:continue-list="list4132363126" text:style-name="tfNum_20_I_29_">
        <text:list-item>
          <text:p text:style-name="P57">Médiatrice d’un segment</text:p>
        </text:list-item>
      </text:list>
      <text:list xml:id="list113557682974887" text:continue-list="list113558372257921" text:style-name="tfNum_20_1_29_">
        <text:list-item text:start-value="1">
          <text:p text:style-name="tfTitre_20_1_29_">Définition</text:p>
        </text:list-item>
      </text:list>
      <text:p text:style-name="tfCours"><text:span text:style-name="T53">La médiatrice d’un segment est la droite </text:span><text:span text:style-name="T54">qui coupe ce segment </text:span><text:span text:style-name="T53">perpendiculaire</text:span><text:span text:style-name="T13">ment</text:span><text:span text:style-name="T53"> en son milieu.</text:span></text:p>
      <text:p text:style-name="P20"/>
      <text:p text:style-name="P22"><text:span text:style-name="T46">Ex :</text:span> Coder la figure ci-dessous ou (d) est la médiatrice de [AB]</text:p>
      <text:p text:style-name="P21"><draw:g text:anchor-type="as-char" draw:z-index="3" draw:name="Forme4" draw:style-name="gr1"><draw:line draw:style-name="gr2" draw:text-style-name="P58" svg:x1="6.046cm" svg:y1="9.33cm" svg:x2="2.85cm" svg:y2="0.019cm"><text:p/></draw:line><draw:line draw:style-name="gr3" draw:text-style-name="P58" svg:x1="0.886cm" svg:y1="6.418cm" svg:x2="4.593cm" svg:y2="5.145cm"><text:p/></draw:line><draw:line draw:style-name="gr3" draw:text-style-name="P58" svg:x1="4.593cm" svg:y1="5.143cm" svg:x2="8.331cm" svg:y2="3.861cm"><text:p/></draw:line><draw:line draw:style-name="gr4" draw:text-style-name="P58" svg:x1="0.819cm" svg:y1="6.326cm" svg:x2="0.884cm" svg:y2="6.531cm"><text:p/></draw:line><draw:line draw:style-name="gr4" draw:text-style-name="P58" svg:x1="8.331cm" svg:y1="3.762cm" svg:x2="8.396cm" svg:y2="3.942cm"><text:p/></draw:line><draw:frame draw:style-name="gr9" draw:text-style-name="P60" svg:width="0.763cm" svg:height="0.983cm" svg:x="0cm" svg:y="6.089cm"><draw:text-box><text:p text:style-name="P59"><text:span text:style-name="T67">A</text:span></text:p></draw:text-box></draw:frame><draw:frame draw:style-name="gr6" draw:text-style-name="P60" svg:width="0.727cm" svg:height="0.983cm" svg:x="8.484cm" svg:y="3.247cm"><draw:text-box><text:p text:style-name="P59"><text:span text:style-name="T67">B</text:span></text:p></draw:text-box></draw:frame><draw:frame draw:style-name="gr7" draw:text-style-name="P61" svg:width="1.045cm" svg:height="0.983cm" svg:x="3.044cm" svg:y="0cm"><draw:text-box><text:p text:style-name="P59"><text:span text:style-name="T68">(d)</text:span></text:p></draw:text-box></draw:frame><draw:frame draw:style-name="gr10" draw:text-style-name="P60" svg:width="0.516cm" svg:height="0.983cm" svg:x="4.498cm" svg:y="4.108cm"><draw:text-box><text:p text:style-name="P59"><text:span text:style-name="T67">I</text:span></text:p></draw:text-box></draw:frame></draw:g></text:p>
      <text:p text:style-name="P20"/>
      <text:list xml:id="list113557499987294" text:continue-numbering="true" text:style-name="tfNum_20_1_29_">
        <text:list-item>
          <text:p text:style-name="P54">Propriétés <text:span text:style-name="T64">pour les démonstrations</text:span></text:p>
        </text:list-item>
      </text:list>
      <text:list xml:id="list113558356840627" text:continue-list="list113558785372776" text:style-name="tfPuce">
        <text:list-item>
          <text:p text:style-name="P49"><text:span text:style-name="T3">U</text:span><text:span text:style-name="T54">n</text:span><text:span text:style-name="T63">e droite perpendiculaire à un segment et qu</text:span><text:span text:style-name="T3">i</text:span><text:span text:style-name="T63"> coupe ce segment en son milieu </text:span><text:span text:style-name="T3">est la médiatrice du</text:span><text:span text:style-name="T54"> segment.</text:span></text:p>
        </text:list-item>
        <text:list-item>
          <text:p text:style-name="P50">La médiatrice d’un segment est perpendiculaire à ce segment.</text:p>
        </text:list-item>
        <text:list-item>
          <text:p text:style-name="P50">La médiatrice d’un segment coupe ce segment en son milieu.</text:p>
        </text:list-item>
      </text:list>
      <text:p text:style-name="P14"/>
      <text:p text:style-name="P19"><draw:g text:anchor-type="as-char" draw:z-index="5" draw:name="Forme6" draw:style-name="gr1"><draw:line draw:style-name="gr2" draw:text-style-name="P58" svg:x1="5.725cm" svg:y1="9.889cm" svg:x2="2.331cm" svg:y2="0cm"><text:p/></draw:line><draw:line draw:style-name="gr3" draw:text-style-name="P58" svg:x1="0.886cm" svg:y1="7.912cm" svg:x2="4.593cm" svg:y2="6.639cm"><text:p/></draw:line><draw:line draw:style-name="gr3" draw:text-style-name="P58" svg:x1="4.593cm" svg:y1="6.638cm" svg:x2="8.331cm" svg:y2="5.356cm"><text:p/></draw:line><draw:line draw:style-name="gr4" draw:text-style-name="P58" svg:x1="0.819cm" svg:y1="7.821cm" svg:x2="0.884cm" svg:y2="8.026cm"><text:p/></draw:line><draw:line draw:style-name="gr4" draw:text-style-name="P58" svg:x1="8.306cm" svg:y1="5.256cm" svg:x2="8.371cm" svg:y2="5.436cm"><text:p/></draw:line><draw:frame draw:style-name="gr5" draw:text-style-name="P60" svg:width="0.765cm" svg:height="0.983cm" svg:x="0cm" svg:y="7.583cm"><draw:text-box><text:p text:style-name="P59"><text:span text:style-name="T67">A</text:span></text:p></draw:text-box></draw:frame><draw:frame draw:style-name="gr6" draw:text-style-name="P60" svg:width="0.727cm" svg:height="0.983cm" svg:x="8.484cm" svg:y="4.741cm"><draw:text-box><text:p text:style-name="P59"><text:span text:style-name="T67">B</text:span></text:p></draw:text-box></draw:frame><draw:frame draw:style-name="gr7" draw:text-style-name="P61" svg:width="1.045cm" svg:height="0.983cm" svg:x="5.722cm" svg:y="8.934cm"><draw:text-box><text:p text:style-name="P59"><text:span text:style-name="T68">(d)</text:span></text:p></draw:text-box></draw:frame><draw:frame draw:style-name="gr8" draw:text-style-name="P60" svg:width="0.518cm" svg:height="0.983cm" svg:x="4.498cm" svg:y="5.602cm"><draw:text-box><text:p text:style-name="P59"><text:span text:style-name="T67">I</text:span></text:p></draw:text-box></draw:frame></draw:g></text:p>
      <text:p text:style-name="P14"/>
      <text:p text:style-name="P17"><text:span text:style-name="T48">Ex </text:span><text:span text:style-name="T49">1 </text:span><text:span text:style-name="T43">:</text:span><text:span text:style-name="T58"> </text:span><text:span text:style-name="T60">M</text:span><text:span text:style-name="T59">ontrer qu’une droite est une médiatrice</text:span></text:p>
      <text:p text:style-name="P7"><text:span text:style-name="T55">Par hypothèse : (d) </text:span><text:span text:style-name="T42">⟂</text:span> <text:span text:style-name="T65">(AB), I </text:span><text:span text:style-name="T41">∈</text:span> <text:span text:style-name="T65">(d) </text:span><text:span text:style-name="T55">et </text:span><text:span text:style-name="T65">I est le milieu de [AB]</text:span></text:p>
      <text:p text:style-name="P23">or</text:p>
      <text:p text:style-name="P23"/>
      <text:p text:style-name="P25">donc</text:p>
      <text:p text:style-name="P25"/>
      <text:p text:style-name="P15"><text:span text:style-name="T48">Ex </text:span><text:span text:style-name="T9">2</text:span><text:span text:style-name="T48"> : </text:span><text:span text:style-name="T51">Montrer que deux droites sont perpendiculaire</text:span></text:p>
      <text:p text:style-name="P27"><text:span text:style-name="T55">Par hypothèse : </text:span><text:span text:style-name="T15">(</text:span><text:span text:style-name="T16">d) est la médiatrice de [AB]</text:span></text:p>
      <text:p text:style-name="P29">or</text:p>
      <text:p text:style-name="P29"/>
      <text:p text:style-name="P31">donc</text:p>
      <text:list xml:id="list113557811692040" text:continue-numbering="true" text:style-name="tfPuce">
        <text:list-item>
          <text:p text:style-name="P52">Tout point appartenant à la médiatrice d'un segment, est équidistant des extrémités de ce segment.</text:p>
        </text:list-item>
        <text:list-item>
          <text:p text:style-name="P51">Tout point équidistant des extrémités d'un segment, appartient à la médiatrice de ce segment.</text:p>
        </text:list-item>
      </text:list>
      <text:p text:style-name="P16"/>
      <text:p text:style-name="P18"><draw:g text:anchor-type="as-char" draw:z-index="4" draw:name="Forme5_0" draw:style-name="gr1"><draw:line draw:style-name="gr2" draw:text-style-name="P58" svg:x1="5.725cm" svg:y1="9.889cm" svg:x2="2.331cm" svg:y2="0cm"><text:p/></draw:line><draw:line draw:style-name="gr3" draw:text-style-name="P58" svg:x1="0.886cm" svg:y1="7.912cm" svg:x2="4.593cm" svg:y2="6.639cm"><text:p/></draw:line><draw:line draw:style-name="gr3" draw:text-style-name="P58" svg:x1="4.593cm" svg:y1="6.638cm" svg:x2="8.331cm" svg:y2="5.356cm"><text:p/></draw:line><draw:line draw:style-name="gr4" draw:text-style-name="P58" svg:x1="0.819cm" svg:y1="7.821cm" svg:x2="0.884cm" svg:y2="8.026cm"><text:p/></draw:line><draw:line draw:style-name="gr4" draw:text-style-name="P58" svg:x1="8.306cm" svg:y1="5.256cm" svg:x2="8.371cm" svg:y2="5.436cm"><text:p/></draw:line><draw:frame draw:style-name="gr9" draw:text-style-name="P60" svg:width="0.763cm" svg:height="0.983cm" svg:x="0cm" svg:y="7.583cm"><draw:text-box><text:p text:style-name="P59"><text:span text:style-name="T67">A</text:span></text:p></draw:text-box></draw:frame><draw:frame draw:style-name="gr6" draw:text-style-name="P60" svg:width="0.727cm" svg:height="0.983cm" svg:x="8.484cm" svg:y="4.741cm"><draw:text-box><text:p text:style-name="P59"><text:span text:style-name="T67">B</text:span></text:p></draw:text-box></draw:frame><draw:frame draw:style-name="gr7" draw:text-style-name="P61" svg:width="1.045cm" svg:height="0.983cm" svg:x="5.722cm" svg:y="8.934cm"><draw:text-box><text:p text:style-name="P59"><text:span text:style-name="T68">(d)</text:span></text:p></draw:text-box></draw:frame><draw:frame draw:style-name="gr10" draw:text-style-name="P60" svg:width="0.516cm" svg:height="0.983cm" svg:x="4.498cm" svg:y="5.602cm"><draw:text-box><text:p text:style-name="P59"><text:span text:style-name="T67">I</text:span></text:p></draw:text-box></draw:frame><draw:frame draw:style-name="gr11" draw:text-style-name="P60" svg:width="0.869cm" svg:height="0.983cm" svg:x="2.66cm" svg:y="0.321cm"><draw:text-box><text:p text:style-name="P59"><text:span text:style-name="T67">M</text:span></text:p></draw:text-box></draw:frame><draw:line draw:style-name="gr12" draw:text-style-name="P58" svg:x1="2.661cm" svg:y1="1.275cm" svg:x2="2.854cm" svg:y2="1.219cm"><text:p/></draw:line><draw:line draw:style-name="gr13" draw:text-style-name="P58" svg:x1="2.76cm" svg:y1="1.249cm" svg:x2="0.853cm" svg:y2="7.93cm"><text:p/></draw:line><draw:line draw:style-name="gr13" draw:text-style-name="P58" svg:x1="2.76cm" svg:y1="1.249cm" svg:x2="8.331cm" svg:y2="5.356cm"><text:p/></draw:line></draw:g></text:p>
      <text:p text:style-name="P16"/>
      <text:p text:style-name="Standard"><text:span text:style-name="T48">Ex </text:span><text:span text:style-name="T10">3</text:span><text:span text:style-name="T49"> </text:span><text:span text:style-name="T43">:</text:span><text:span text:style-name="T46"> Montrer une égalité de longueurs</text:span></text:p>
      <text:p text:style-name="P8"><text:span text:style-name="T55">Par hypothèse : M </text:span><text:span text:style-name="T41">∈</text:span> <text:span text:style-name="T55">(d) et (d) est la médiatrice de [</text:span><text:span text:style-name="T14">AB</text:span><text:span text:style-name="T55">]</text:span></text:p>
      <text:p text:style-name="P24">or</text:p>
      <text:p text:style-name="P24"/>
      <text:p text:style-name="P26">donc</text:p>
      <text:p text:style-name="P26"/>
      <text:p text:style-name="P16"><text:span text:style-name="T48">Ex </text:span><text:span text:style-name="T10">4</text:span><text:span text:style-name="T48"> : </text:span><text:span text:style-name="T50">Montrer qu’un point appartient à la médiatrice</text:span></text:p>
      <text:p text:style-name="P28"><text:span text:style-name="T55">Par hypothèse : </text:span><text:span text:style-name="T56">A</text:span><text:span text:style-name="T55">M </text:span><text:span text:style-name="T15">= MB</text:span></text:p>
      <text:p text:style-name="P30">or</text:p>
      <text:p text:style-name="P30"/>
      <text:p text:style-name="P26"><text:span text:style-name="T57">don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 style:font-family-generic="roman"/>
    <style:font-face style:name="Times New Roman4" svg:font-family="'Times New Roman'" style:font-adornments="Normal" style:font-family-generic="roman"/>
    <style:font-face style:name="MathJax_Script" svg:font-family="MathJax_Script" style:font-pitch="variable"/>
    <style:font-face style:name="MathJax_Script1" svg:font-family="MathJax_Script" style:font-adornments="Norma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03cm" draw:dots2="1" draw:dots2-length="0.003cm" draw:distance="0.003cm"/>
    <draw:stroke-dash draw:name="Dashed_20__28_var_29__20_11" draw:display-name="Dashed (var) 11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3cm" draw:dots2="1" draw:dots2-length="0.003cm" draw:distance="0.003cm"/>
    <draw:stroke-dash draw:name="Dashed_20__28_var_29__20_13" draw:display-name="Dashed (var) 13" draw:style="rect" draw:dots1="1" draw:dots1-length="0.003cm" draw:dots2="1" draw:dots2-length="0.003cm" draw:distance="0.003cm"/>
    <draw:stroke-dash draw:name="Dashed_20__28_var_29__20_14" draw:display-name="Dashed (var) 14" draw:style="rect" draw:dots1="1" draw:dots1-length="0.003cm" draw:dots2="1" draw:dots2-length="0.003cm" draw:distance="0.003cm"/>
    <draw:stroke-dash draw:name="Dashed_20__28_var_29__20_15" draw:display-name="Dashed (var) 15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03cm" draw:dots2="1" draw:dots2-length="0.003cm" draw:distance="0.003cm"/>
    <draw:stroke-dash draw:name="Dashed_20__28_var_29__20_6" draw:display-name="Dashed (var) 6" draw:style="rect" draw:dots1="1" draw:dots1-length="0.003cm" draw:dots2="1" draw:dots2-length="0.003cm" draw:distance="0.003cm"/>
    <draw:stroke-dash draw:name="Dashed_20__28_var_29__20_7" draw:display-name="Dashed (var) 7" draw:style="rect" draw:dots1="1" draw:dots1-length="0.003cm" draw:dots2="1" draw:dots2-length="0.003cm" draw:distance="0.003cm"/>
    <draw:stroke-dash draw:name="Dashed_20__28_var_29__20_8" draw:display-name="Dashed (var) 8" draw:style="rect" draw:dots1="1" draw:dots1-length="0.003cm" draw:dots2="1" draw:dots2-length="0.003cm" draw:distance="0.003cm"/>
    <draw:stroke-dash draw:name="Dashed_20__28_var_29__20_9" draw:display-name="Dashed (var) 9" draw:style="rect" draw:dots1="1" draw:dots1-length="0.003cm" draw:dots2="1" draw:dots2-length="0.003cm" draw:distance="0.003cm"/>
    <draw:stroke-dash draw:name="Double_20_Dash" draw:display-name="Double Dash" draw:style="rect" draw:dots1="1" draw:dots1-length="624%" draw:dots2="1" draw:dots2-length="624%" draw:distance="283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4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22H1M41S</meta:editing-duration>
    <meta:editing-cycles>184</meta:editing-cycles>
    <meta:generator>LibreOffice/6.4.7.2$Linux_X86_64 LibreOffice_project/40$Build-2</meta:generator>
    <meta:initial-creator>Véronique et Thibaud FONTANET</meta:initial-creator>
    <dc:date>2022-10-25T11:34:07.264996212</dc:date>
    <meta:print-date>2015-03-21T18:42:51.093000000</meta:print-date>
    <meta:document-statistic meta:table-count="1" meta:image-count="0" meta:object-count="0" meta:page-count="6" meta:paragraph-count="58" meta:word-count="466" meta:character-count="2333" meta:non-whitespace-character-count="18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